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1192" officeooo:paragraph-rsid="004b1192"/>
    </style:style>
    <style:style style:name="P2" style:family="paragraph" style:parent-style-name="Heading_20_3">
      <style:paragraph-properties fo:margin-top="0.25cm" fo:margin-bottom="0.25cm" loext:contextual-spacing="false"/>
    </style:style>
    <style:style style:name="P3" style:family="paragraph" style:parent-style-name="Heading_20_1" style:master-page-name="Right_20_Page">
      <style:paragraph-properties style:page-number="auto"/>
      <style:text-properties officeooo:rsid="004c8cf6" officeooo:paragraph-rsid="004c8cf6"/>
    </style:style>
    <style:style style:name="P4" style:family="paragraph" style:parent-style-name="Heading_20_3">
      <style:paragraph-properties fo:margin-top="2.701cm" fo:margin-bottom="0.25cm" loext:contextual-spacing="false"/>
    </style:style>
    <style:style style:name="P5" style:family="paragraph" style:parent-style-name="Heading_20_3">
      <style:paragraph-properties fo:margin-top="3.2cm" fo:margin-bottom="0.25cm" loext:contextual-spacing="false"/>
    </style:style>
    <style:style style:name="T1" style:family="text">
      <style:text-properties officeooo:rsid="0049971f"/>
    </style:style>
    <style:style style:name="T2" style:family="text">
      <style:text-properties officeooo:rsid="004c8c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urn, Turn, Turn</text:h>
      <text:p text:style-name="Heading_20_2">(<text:span text:style-name="T2">The Byrds</text:span>)</text:p>
      <text:p text:style-name="P1">Capo <text:span text:style-name="T2">5</text:span></text:p>
      <text:p text:style-name="Heading_20_3">[INTRO]</text:p>
      <text:p text:style-name="Text_20_body">G <text:s/>C <text:s/>G <text:s/>C <text:s/>Bm <text:s/>2x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5"/>D <text:s text:c="5"/>G</text:p>
      <text:p text:style-name="Text_20_body">and a time to every purpose, under heaven</text:p>
      <text:p text:style-name="Heading_20_3">[VERSE 1]</text:p>
      <text:p text:style-name="Text_20_body"><text:s text:c="13"/>D <text:s text:c="14"/>G</text:p>
      <text:p text:style-name="Text_20_body">A time to be born, a time to die</text:p>
      <text:p text:style-name="Text_20_body"><text:s text:c="10"/>D <text:s text:c="15"/>G</text:p>
      <text:p text:style-name="Text_20_body">A time to plant, a time to reap</text:p>
      <text:p text:style-name="Text_20_body"><text:s text:c="10"/>D <text:s text:c="14"/>G</text:p>
      <text:p text:style-name="Text_20_body">A time to kill, a time to heal</text:p>
      <text:p text:style-name="Text_20_body"><text:s text:c="10"/>C <text:s/>Bm <text:s text:c="3"/>D <text:s text:c="6"/>G</text:p>
      <text:p text:style-name="Text_20_body">A time to laugh, a time to weep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5"/>D <text:s text:c="5"/>G</text:p>
      <text:p text:style-name="Text_20_body">and a time to every purpose, under heaven</text:p>
      <text:p text:style-name="P4"><text:soft-page-break/>[VERSE 3]</text:p>
      <text:p text:style-name="Text_20_body"><text:s text:c="16"/>D <text:s text:c="18"/>G</text:p>
      <text:p text:style-name="Text_20_body">A time to build up, a time to break down</text:p>
      <text:p text:style-name="Text_20_body"><text:s text:c="10"/>D <text:s text:c="15"/>G</text:p>
      <text:p text:style-name="Text_20_body">A time to dance, a time to mourn</text:p>
      <text:p text:style-name="Text_20_body"><text:s text:c="10"/>D <text:s text:c="8"/>G</text:p>
      <text:p text:style-name="Text_20_body">A time to cast away stones, </text:p>
      <text:p text:style-name="Text_20_body"><text:s text:c="2"/>C <text:s text:c="6"/>Bm <text:s text:c="4"/>Am <text:s text:c="3"/>D <text:s/>G</text:p>
      <text:p text:style-name="Text_20_body">a time to gather stones together</text:p>
      <text:p text:style-name="Heading_20_3"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5"/>D <text:s text:c="5"/>G</text:p>
      <text:p text:style-name="Text_20_body">and a time to every purpose, under heaven</text:p>
      <text:p text:style-name="Heading_20_3">[VERSE 4]</text:p>
      <text:p text:style-name="Text_20_body"><text:s text:c="10"/>D <text:s text:c="14"/>G</text:p>
      <text:p text:style-name="Text_20_body">A time of love, a time of hate</text:p>
      <text:p text:style-name="Text_20_body"><text:s text:c="10"/>D <text:s text:c="13"/>G</text:p>
      <text:p text:style-name="Text_20_body">A time of war, a time of peace</text:p>
      <text:p text:style-name="Text_20_body"><text:s text:c="7"/>D <text:s text:c="8"/>G</text:p>
      <text:p text:style-name="Text_20_body">A time you may embrace, </text:p>
      <text:p text:style-name="Text_20_body"><text:s text:c="2"/>C <text:s text:c="6"/>Bm <text:s text:c="5"/>Am <text:s/>D <text:s/>G</text:p>
      <text:p text:style-name="Text_20_body">a time to refrain from embracing</text:p>
      <text:p text:style-name="Heading_20_3">[INSTRUMENTAL]</text:p>
      <text:p text:style-name="Text_20_body">G <text:s/>C <text:s/>Bm <text:s/>D <text:s/>G <text:s/>C <text:s/>Bm <text:s/>D</text:p>
      <text:p text:style-name="Text_20_body">C <text:s/>Bm <text:s/>Am <text:s/>D <text:s/>G <text:s/>D <text:s/>G <text:s/>D</text:p>
      <text:p text:style-name="Text_20_body">G <text:s/>D <text:s/>G <text:s/>C <text:s/>Bm <text:s/>Am <text:s/>D <text:s/>G</text:p>
      <text:p text:style-name="P5"><text:soft-page-break/>[CHORUS]</text:p>
      <text:p text:style-name="Text_20_body"><text:s text:c="8"/>G <text:s text:c="5"/>C <text:s text:c="4"/>Bm <text:s text:c="3"/>D</text:p>
      <text:p text:style-name="Text_20_body">To everything,(turn, turn, turn)</text:p>
      <text:p text:style-name="Text_20_body"><text:s text:c="11"/>G <text:s text:c="6"/>C <text:s text:c="4"/>Bm <text:s text:c="3"/>D</text:p>
      <text:p text:style-name="Text_20_body">there is a season;(turn, turn, turn)</text:p>
      <text:p text:style-name="Text_20_body"><text:s text:c="6"/>C <text:s text:c="3"/>Bm <text:s text:c="6"/>Am <text:s text:c="5"/>D <text:s text:c="5"/>G</text:p>
      <text:p text:style-name="Text_20_body">and a time to every purpose, under heaven</text:p>
      <text:p text:style-name="Heading_20_3">[VERSE 5]</text:p>
      <text:p text:style-name="Text_20_body"><text:s text:c="10"/>D <text:s text:c="14"/>G</text:p>
      <text:p text:style-name="Text_20_body">A time to gain, a time to lose</text:p>
      <text:p text:style-name="Text_20_body"><text:s text:c="10"/>D <text:s text:c="14"/>G</text:p>
      <text:p text:style-name="Text_20_body">A time to rend, a time to sew</text:p>
      <text:p text:style-name="Text_20_body"><text:s text:c="11"/>D <text:s text:c="14"/>G</text:p>
      <text:p text:style-name="Text_20_body">A time for love, a time to hate</text:p>
      <text:p text:style-name="Text_20_body"><text:s text:c="11"/>C <text:s/>Bm <text:s/></text:p>
      <text:p text:style-name="Text_20_body">A time for peace, </text:p>
      <text:p text:style-name="Text_20_body"><text:s text:c="2"/>Am <text:s text:c="8"/>D <text:s text:c="6"/>G</text:p>
      <text:p text:style-name="Text_20_body">I swear it s not too late</text:p>
      <text:p text:style-name="Heading_20_3">[OUTRO]</text:p>
      <text:p text:style-name="Text_20_body">G <text:s/>C <text:s/>G <text:s/>C <text:s/>Bm/D <text:s/>4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1M47S</meta:editing-duration>
    <meta:editing-cycles>58</meta:editing-cycles>
    <meta:generator>LibreOffice/6.0.1.1$MacOSX_X86_64 LibreOffice_project/60bfb1526849283ce2491346ed2aa51c465abfe6</meta:generator>
    <dc:title>Lyrics + Chords</dc:title>
    <dc:date>2018-03-27T09:16:58.617632401</dc:date>
    <meta:print-date>2017-04-03T12:23:29.985893000</meta:print-date>
    <meta:document-statistic meta:table-count="0" meta:image-count="0" meta:object-count="0" meta:page-count="3" meta:paragraph-count="77" meta:word-count="350" meta:character-count="2009" meta:non-whitespace-character-count="105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